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ArialMT1" svg:font-family="ArialMT" style:font-adornments="Bold" style:font-family-generic="roman" style:font-pitch="variable"/>
    <style:font-face style:name="CourierNewPS-BoldMT" svg:font-family="CourierNewPS-BoldMT" style:font-family-generic="roman" style:font-pitch="variable"/>
    <style:font-face style:name="CourierNewPS-BoldMT1" svg:font-family="CourierNewPS-BoldMT" style:font-adornments="Bold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NewRomanPS-BoldMT" svg:font-family="TimesNewRomanPS-BoldMT" style:font-family-generic="roman" style:font-pitch="variable"/>
    <style:font-face style:name="TimesNewRomanPS-BoldMT1" svg:font-family="TimesNewRomanPS-BoldMT" style:font-adornments="Bold" style:font-family-generic="roman" style:font-pitch="variable"/>
    <style:font-face style:name="Wingdings-Regular" svg:font-family="Wingdings-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970" officeooo:paragraph-rsid="00038970"/>
    </style:style>
    <style:style style:name="P2" style:family="paragraph" style:parent-style-name="Standard">
      <style:paragraph-properties fo:text-align="start" style:justify-single-word="false"/>
      <style:text-properties officeooo:rsid="00038970" officeooo:paragraph-rsid="00049020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style:font-name="Liberation Serif" fo:font-size="12pt" officeooo:rsid="00038970" officeooo:paragraph-rsid="00038970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3897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49020" officeooo:paragraph-rsid="00049020" style:font-size-asian="12pt" style:font-size-complex="12pt"/>
    </style:style>
    <style:style style:name="P7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038970" officeooo:paragraph-rsid="00038970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Liberation Serif" fo:font-size="10pt" officeooo:paragraph-rsid="00038970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8pt" officeooo:rsid="00049020" officeooo:paragraph-rsid="00049020" style:font-size-asian="8pt" style:font-size-complex="8pt"/>
    </style:style>
    <style:style style:name="P11" style:family="paragraph" style:parent-style-name="Standard">
      <style:text-properties fo:color="#000000" style:font-name="Liberation Serif1" fo:font-size="16pt" style:text-underline-style="solid" style:text-underline-width="auto" style:text-underline-color="font-color" fo:font-weight="bold" officeooo:rsid="00038970" officeooo:paragraph-rsid="00038970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000000" style:font-name="Liberation Serif1" fo:font-size="14pt" fo:font-style="italic" style:text-underline-style="none" fo:font-weight="normal" officeooo:rsid="00040892" officeooo:paragraph-rsid="00040892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1" fo:font-size="14pt" style:text-underline-style="none" fo:font-weight="bold" officeooo:rsid="00064b5a" officeooo:paragraph-rsid="00064b5a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Liberation Serif1" fo:font-size="14pt" style:text-underline-style="none" fo:font-weight="bold" officeooo:rsid="00038970" officeooo:paragraph-rsid="0003897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1" fo:font-size="14pt" style:text-underline-style="none" fo:font-weight="bold" officeooo:rsid="00038970" officeooo:paragraph-rsid="00064b5a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Liberation Serif1" fo:font-size="12pt" style:text-underline-style="none" fo:font-weight="normal" officeooo:rsid="00038970" officeooo:paragraph-rsid="00040892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Liberation Serif1" fo:font-size="12pt" fo:font-style="italic" style:text-underline-style="none" fo:font-weight="normal" officeooo:rsid="00040892" officeooo:paragraph-rsid="00064b5a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color="#000000" style:font-name="Liberation Serif1" fo:font-size="12pt" fo:font-style="italic" style:text-underline-style="solid" style:text-underline-width="auto" style:text-underline-color="font-color" fo:font-weight="normal" officeooo:rsid="00040892" officeooo:paragraph-rsid="00064b5a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color="#000000" style:font-name="Liberation Serif1" fo:font-size="12pt" fo:font-style="italic" style:text-underline-style="solid" style:text-underline-width="auto" style:text-underline-color="font-color" fo:font-weight="normal" officeooo:rsid="00040892" officeooo:paragraph-rsid="00040892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color="#000000" style:font-name="Liberation Serif1" fo:font-size="12pt" fo:font-style="italic" style:text-underline-style="solid" style:text-underline-width="auto" style:text-underline-color="font-color" fo:font-weight="normal" officeooo:rsid="00064b5a" officeooo:paragraph-rsid="00064b5a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1" fo:font-size="12pt" fo:font-style="italic" style:text-underline-style="solid" style:text-underline-width="auto" style:text-underline-color="font-color" fo:font-weight="normal" officeooo:rsid="00038970" officeooo:paragraph-rsid="00049020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1" fo:font-size="10pt" style:text-underline-style="none" fo:font-weight="normal" officeooo:rsid="00038970" officeooo:paragraph-rsid="00064b5a" style:font-size-asian="10pt" style:font-weight-asian="normal" style:font-size-complex="10pt" style:font-weight-complex="normal"/>
    </style:style>
    <style:style style:name="P23" style:family="paragraph" style:parent-style-name="Standard">
      <style:text-properties officeooo:paragraph-rsid="00040892"/>
    </style:style>
    <style:style style:name="P24" style:family="paragraph" style:parent-style-name="Standard">
      <style:text-properties fo:font-size="14pt" style:text-underline-style="none" fo:font-weight="bold" officeooo:rsid="00038970" officeooo:paragraph-rsid="00038970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iberation Serif1" fo:font-size="10pt" officeooo:paragraph-rsid="00040892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ize="10pt" officeooo:paragraph-rsid="00064b5a" style:font-size-asian="10pt" style:font-size-complex="10pt"/>
    </style:style>
    <style:style style:name="P27" style:family="paragraph" style:parent-style-name="Standard">
      <style:text-properties style:font-name="Liberation Serif1" fo:font-size="10pt" officeooo:rsid="00049020" officeooo:paragraph-rsid="00064b5a" style:font-size-asian="10pt" style:font-size-complex="10pt"/>
    </style:style>
    <style:style style:name="P28" style:family="paragraph" style:parent-style-name="Standard">
      <style:text-properties officeooo:paragraph-rsid="00049020"/>
    </style:style>
    <style:style style:name="P29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30" style:family="paragraph" style:parent-style-name="Standard">
      <style:text-properties fo:font-size="8pt" officeooo:paragraph-rsid="00040892" style:font-size-asian="8pt" style:font-size-complex="8pt"/>
    </style:style>
    <style:style style:name="P31" style:family="paragraph" style:parent-style-name="Standard">
      <style:text-properties fo:font-size="8pt" officeooo:paragraph-rsid="00049020" style:font-size-asian="8pt" style:font-size-complex="8pt"/>
    </style:style>
    <style:style style:name="P32" style:family="paragraph" style:parent-style-name="Standard">
      <style:text-properties fo:font-size="10pt" officeooo:paragraph-rsid="00049020" style:font-size-asian="10pt" style:font-size-complex="10pt"/>
    </style:style>
    <style:style style:name="P33" style:family="paragraph" style:parent-style-name="Standard">
      <style:text-properties fo:font-size="10pt" officeooo:rsid="00038970" officeooo:paragraph-rsid="00038970" style:font-size-asian="10pt" style:font-size-complex="10pt"/>
    </style:style>
    <style:style style:name="P34" style:family="paragraph" style:parent-style-name="Standard">
      <style:text-properties fo:font-size="10pt" officeooo:paragraph-rsid="00038970" style:font-size-asian="10pt" style:font-size-complex="10pt"/>
    </style:style>
    <style:style style:name="P35" style:family="paragraph" style:parent-style-name="Standard">
      <style:text-properties fo:font-size="10pt" officeooo:paragraph-rsid="00040892" style:font-size-asian="10pt" style:font-size-complex="10pt"/>
    </style:style>
    <style:style style:name="P36" style:family="paragraph" style:parent-style-name="Standard">
      <style:text-properties fo:font-size="10pt" officeooo:paragraph-rsid="00064b5a" style:font-size-asian="10pt" style:font-size-complex="10pt"/>
    </style:style>
    <style:style style:name="P37" style:family="paragraph" style:parent-style-name="Standard">
      <style:text-properties fo:font-size="12pt" fo:font-style="italic" style:text-underline-style="solid" style:text-underline-width="auto" style:text-underline-color="font-color" officeooo:rsid="00040892" officeooo:paragraph-rsid="00040892" style:font-size-asian="12pt" style:font-style-asian="italic" style:font-size-complex="12pt" style:font-style-complex="italic"/>
    </style:style>
    <style:style style:name="T1" style:family="text">
      <style:text-properties fo:color="#000000" style:font-name="ArialMT" fo:font-size="15pt" style:font-size-asian="15pt"/>
    </style:style>
    <style:style style:name="T2" style:family="text">
      <style:text-properties fo:color="#000000" style:font-name="ArialMT" fo:font-size="15pt" fo:font-weight="normal" officeooo:rsid="00064b5a" style:font-size-asian="15pt" style:font-weight-asian="normal" style:font-weight-complex="normal"/>
    </style:style>
    <style:style style:name="T3" style:family="text">
      <style:text-properties fo:color="#000000" style:font-name="ArialMT" fo:font-size="8pt" style:font-size-asian="8pt" style:font-size-complex="8pt"/>
    </style:style>
    <style:style style:name="T4" style:family="text">
      <style:text-properties fo:color="#000000" style:font-name="CourierNewPSMT" fo:font-size="10pt" style:font-size-asian="10pt"/>
    </style:style>
    <style:style style:name="T5" style:family="text">
      <style:text-properties fo:color="#000000" style:font-name="CourierNewPSMT"/>
    </style:style>
    <style:style style:name="T6" style:family="text">
      <style:text-properties fo:color="#000000" style:font-name="CourierNewPSMT" fo:font-size="8pt" style:font-size-asian="8pt" style:font-size-complex="8pt"/>
    </style:style>
    <style:style style:name="T7" style:family="text">
      <style:text-properties fo:color="#000000" fo:font-size="15pt" style:font-size-asian="15pt"/>
    </style:style>
    <style:style style:name="T8" style:family="text">
      <style:text-properties fo:color="#000000" fo:font-size="15pt" fo:font-weight="normal" officeooo:rsid="00064b5a" style:font-size-asian="15pt" style:font-weight-asian="normal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officeooo:rsid="00038970"/>
    </style:style>
    <style:style style:name="T11" style:family="text">
      <style:text-properties fo:color="#000000" style:font-name="Liberation Serif" fo:font-weight="normal" officeooo:rsid="00038970" style:font-weight-asian="normal" style:font-weight-complex="normal"/>
    </style:style>
    <style:style style:name="T12" style:family="text">
      <style:text-properties fo:color="#000000" style:font-name="Liberation Serif" fo:font-weight="normal" officeooo:rsid="00038970" style:font-weight-asian="normal" style:font-weight-complex="normal"/>
    </style:style>
    <style:style style:name="T13" style:family="text">
      <style:text-properties fo:color="#000000" style:font-name="Liberation Serif" fo:font-weight="normal" officeooo:rsid="00064b5a" style:font-weight-asian="normal" style:font-weight-complex="normal"/>
    </style:style>
    <style:style style:name="T14" style:family="text">
      <style:text-properties fo:color="#000000" style:font-name="Liberation Serif1" fo:font-size="12pt" style:text-underline-style="none" fo:font-weight="normal" officeooo:rsid="00038970" style:font-size-asian="12pt" style:font-weight-asian="normal" style:font-size-complex="12pt" style:font-weight-complex="normal"/>
    </style:style>
    <style:style style:name="T15" style:family="text">
      <style:text-properties fo:color="#000000" style:font-name="Liberation Serif1" fo:font-size="12pt" style:text-underline-style="none" fo:font-weight="normal" officeooo:rsid="00038970" style:font-size-asian="12pt" style:font-weight-asian="normal" style:font-size-complex="12pt" style:font-weight-complex="normal"/>
    </style:style>
    <style:style style:name="T16" style:family="text">
      <style:text-properties fo:color="#000000" style:font-name="Liberation Serif1" fo:font-size="12pt" style:text-underline-style="none" fo:font-weight="normal" officeooo:rsid="00040892" style:font-size-asian="12pt" style:font-weight-asian="normal" style:font-size-complex="12pt" style:font-weight-complex="normal"/>
    </style:style>
    <style:style style:name="T17" style:family="text">
      <style:text-properties fo:color="#000000" style:font-name="Liberation Serif1" fo:font-size="15pt" fo:font-weight="normal" officeooo:rsid="00064b5a" style:font-size-asian="15pt" style:font-weight-asian="normal" style:font-weight-complex="normal"/>
    </style:style>
    <style:style style:name="T18" style:family="text">
      <style:text-properties fo:color="#000000" style:font-name="Liberation Serif1" style:text-underline-style="none" fo:font-weight="normal" officeooo:rsid="00038970" style:font-weight-asian="normal" style:font-weight-complex="normal"/>
    </style:style>
    <style:style style:name="T19" style:family="text">
      <style:text-properties fo:color="#000000" style:font-name="Liberation Serif1" style:text-underline-style="none" fo:font-weight="normal" officeooo:rsid="00038970" style:font-weight-asian="normal" style:font-weight-complex="normal"/>
    </style:style>
    <style:style style:name="T20" style:family="text">
      <style:text-properties fo:color="#000000" style:font-name="Liberation Serif1" style:text-underline-style="none" fo:font-weight="normal" style:font-weight-asian="normal" style:font-weight-complex="normal"/>
    </style:style>
    <style:style style:name="T21" style:family="text">
      <style:text-properties fo:color="#000000" style:font-name="Liberation Serif1" style:text-underline-style="none" fo:font-weight="normal" officeooo:rsid="00040892" style:font-weight-asian="normal" style:font-weight-complex="normal"/>
    </style:style>
    <style:style style:name="T22" style:family="text">
      <style:text-properties fo:color="#000000" style:font-name="Liberation Serif1" fo:font-size="10pt" style:text-underline-style="none" fo:font-weight="normal" officeooo:rsid="00040892" style:font-size-asian="10pt" style:font-weight-asian="normal" style:font-size-complex="10pt" style:font-weight-complex="normal"/>
    </style:style>
    <style:style style:name="T23" style:family="text">
      <style:text-properties fo:color="#000000" style:font-name="Liberation Serif1" fo:font-size="10pt" style:text-underline-style="none" fo:font-weight="normal" officeooo:rsid="00038970" style:font-size-asian="10pt" style:font-weight-asian="normal" style:font-size-complex="10pt" style:font-weight-complex="normal"/>
    </style:style>
    <style:style style:name="T24" style:family="text">
      <style:text-properties fo:color="#000000" style:font-name="Liberation Serif1" fo:font-weight="normal" officeooo:rsid="00064b5a" style:font-weight-asian="normal" style:font-weight-complex="normal"/>
    </style:style>
    <style:style style:name="T25" style:family="text">
      <style:text-properties fo:color="#000000" style:font-name="Liberation Serif1" fo:font-weight="normal" officeooo:rsid="00038970" style:font-weight-asian="normal" style:font-weight-complex="normal"/>
    </style:style>
    <style:style style:name="T26" style:family="text">
      <style:text-properties fo:color="#000000" style:font-name="Liberation Serif1" fo:font-weight="normal" style:font-weight-asian="normal" style:font-weight-complex="normal"/>
    </style:style>
    <style:style style:name="T27" style:family="text">
      <style:text-properties fo:color="#000000" style:text-underline-style="none" fo:font-weight="normal" officeooo:rsid="00038970" style:font-weight-asian="normal" style:font-weight-complex="normal"/>
    </style:style>
    <style:style style:name="T28" style:family="text">
      <style:text-properties fo:color="#000000" style:text-underline-style="none" fo:font-weight="normal" officeooo:rsid="00038970" style:font-weight-asian="normal" style:font-weight-complex="normal"/>
    </style:style>
    <style:style style:name="T29" style:family="text">
      <style:text-properties fo:color="#000000" style:text-underline-style="none" fo:font-weight="normal" officeooo:rsid="00040892" style:font-weight-asian="normal" style:font-weight-complex="normal"/>
    </style:style>
    <style:style style:name="T30" style:family="text">
      <style:text-properties fo:color="#000000" style:text-underline-style="none" fo:font-weight="normal" officeooo:rsid="00040892" style:font-weight-asian="normal" style:font-weight-complex="normal"/>
    </style:style>
    <style:style style:name="T31" style:family="text">
      <style:text-properties fo:color="#000000" style:text-underline-style="none" fo:font-weight="normal" style:font-weight-asian="normal" style:font-weight-complex="normal"/>
    </style:style>
    <style:style style:name="T32" style:family="text">
      <style:text-properties fo:color="#000000" style:text-underline-style="none" fo:font-weight="normal" officeooo:rsid="00049020" style:font-weight-asian="normal" style:font-weight-complex="normal"/>
    </style:style>
    <style:style style:name="T33" style:family="text">
      <style:text-properties fo:color="#000000" style:text-underline-style="none" fo:font-weight="bold" officeooo:rsid="00038970" style:font-weight-asian="bold" style:font-weight-complex="bold"/>
    </style:style>
    <style:style style:name="T34" style:family="text">
      <style:text-properties fo:color="#000000" officeooo:rsid="00049020"/>
    </style:style>
    <style:style style:name="T35" style:family="text">
      <style:text-properties fo:color="#000000" fo:font-weight="normal" officeooo:rsid="00064b5a" style:font-weight-asian="normal" style:font-weight-complex="normal"/>
    </style:style>
    <style:style style:name="T36" style:family="text">
      <style:text-properties fo:color="#b47046" style:font-name="CourierNewPS-BoldMT" fo:font-size="10pt" fo:font-weight="bold" style:font-size-asian="10pt" style:font-weight-asian="bold"/>
    </style:style>
    <style:style style:name="T37" style:family="text">
      <style:text-properties fo:color="#b47046" style:font-name="CourierNewPS-BoldMT" fo:font-size="10pt" style:font-size-asian="10pt"/>
    </style:style>
    <style:style style:name="T38" style:family="text">
      <style:text-properties fo:color="#b47046" style:font-name="CourierNewPS-BoldMT" fo:font-weight="bold" style:font-weight-asian="bold"/>
    </style:style>
    <style:style style:name="T39" style:family="text">
      <style:text-properties fo:color="#b47046" style:font-name="CourierNewPS-BoldMT" fo:font-size="8pt" fo:font-weight="bold" style:font-size-asian="8pt" style:font-weight-asian="bold" style:font-size-complex="8pt"/>
    </style:style>
    <style:style style:name="T40" style:family="text">
      <style:text-properties fo:color="#b47046" style:font-name="CourierNewPS-BoldMT" fo:font-size="8pt" style:font-size-asian="8pt" style:font-size-complex="8pt"/>
    </style:style>
    <style:style style:name="T41" style:family="text">
      <style:text-properties fo:color="#b47046" style:font-name="Arial-BoldMT" fo:font-size="15pt" fo:font-weight="bold" style:font-size-asian="15pt" style:font-weight-asian="bold"/>
    </style:style>
    <style:style style:name="T42" style:family="text">
      <style:text-properties fo:color="#b47046" style:font-name="Arial-BoldMT" fo:font-size="15pt" fo:font-weight="bold" officeooo:rsid="00064b5a" style:font-size-asian="15pt" style:font-weight-asian="bold" style:font-weight-complex="normal"/>
    </style:style>
    <style:style style:name="T43" style:family="text">
      <style:text-properties fo:color="#b47046" style:font-name="Arial-BoldMT" fo:font-size="8pt" fo:font-weight="bold" style:font-size-asian="8pt" style:font-weight-asian="bold" style:font-size-complex="8pt"/>
    </style:style>
    <style:style style:name="T44" style:family="text">
      <style:text-properties fo:color="#b47046" fo:font-size="15pt" fo:font-weight="bold" style:font-size-asian="15pt" style:font-weight-asian="bold"/>
    </style:style>
    <style:style style:name="T45" style:family="text">
      <style:text-properties fo:color="#b47046" fo:font-size="15pt" fo:font-weight="bold" officeooo:rsid="00064b5a" style:font-size-asian="15pt" style:font-weight-asian="bold" style:font-weight-complex="normal"/>
    </style:style>
    <style:style style:name="T46" style:family="text">
      <style:text-properties fo:color="#b47046" fo:font-weight="bold" style:font-weight-asian="bold"/>
    </style:style>
    <style:style style:name="T47" style:family="text">
      <style:text-properties fo:color="#b47046" fo:font-weight="bold" officeooo:rsid="00038970" style:font-weight-asian="bold"/>
    </style:style>
    <style:style style:name="T48" style:family="text">
      <style:text-properties fo:color="#b47046" fo:font-weight="bold" officeooo:rsid="00064b5a" style:font-weight-asian="bold" style:font-weight-complex="normal"/>
    </style:style>
    <style:style style:name="T49" style:family="text">
      <style:text-properties fo:color="#b47046" style:font-name="Liberation Serif" style:text-underline-style="none" fo:font-weight="bold" officeooo:rsid="00038970" style:font-weight-asian="bold" style:font-weight-complex="bold"/>
    </style:style>
    <style:style style:name="T50" style:family="text">
      <style:text-properties fo:color="#b47046" style:font-name="Liberation Serif" style:text-underline-style="none" fo:font-weight="bold" officeooo:rsid="00049020" style:font-weight-asian="bold" style:font-weight-complex="bold"/>
    </style:style>
    <style:style style:name="T51" style:family="text">
      <style:text-properties fo:color="#b47046" style:font-name="Liberation Serif" fo:font-weight="bold" style:font-weight-asian="bold"/>
    </style:style>
    <style:style style:name="T52" style:family="text">
      <style:text-properties fo:color="#b47046" style:font-name="Liberation Serif" fo:font-weight="bold" officeooo:rsid="00038970" style:font-weight-asian="bold"/>
    </style:style>
    <style:style style:name="T53" style:family="text">
      <style:text-properties fo:color="#b47046" style:font-name="Liberation Serif" fo:font-size="10pt" style:text-underline-style="none" fo:font-weight="bold" officeooo:rsid="00049020" style:font-size-asian="10pt" style:font-weight-asian="bold" style:font-size-complex="10pt" style:font-weight-complex="bold"/>
    </style:style>
    <style:style style:name="T54" style:family="text">
      <style:text-properties fo:color="#b47046" style:font-name="Liberation Serif1" fo:font-size="15pt" fo:font-weight="bold" officeooo:rsid="00064b5a" style:font-size-asian="15pt" style:font-weight-asian="bold" style:font-weight-complex="normal"/>
    </style:style>
    <style:style style:name="T55" style:family="text">
      <style:text-properties fo:color="#b47046" style:font-name="Liberation Serif1" fo:font-weight="bold" officeooo:rsid="00064b5a" style:font-weight-asian="bold" style:font-weight-complex="normal"/>
    </style:style>
    <style:style style:name="T56" style:family="text">
      <style:text-properties fo:color="#b47046" style:text-underline-style="solid" style:text-underline-width="auto" style:text-underline-color="font-color" fo:font-weight="bold" officeooo:rsid="00038970" style:font-weight-asian="bold" style:font-weight-complex="bold"/>
    </style:style>
    <style:style style:name="T57" style:family="text">
      <style:text-properties fo:color="#b47046" style:text-underline-style="none" fo:font-weight="bold" officeooo:rsid="00038970" style:font-weight-asian="bold" style:font-weight-complex="bold"/>
    </style:style>
    <style:style style:name="T58" style:family="text">
      <style:text-properties fo:color="#4868ae" style:font-name="CourierNewPS-BoldMT" fo:font-size="10pt" fo:font-weight="bold" style:font-size-asian="10pt" style:font-weight-asian="bold"/>
    </style:style>
    <style:style style:name="T59" style:family="text">
      <style:text-properties fo:color="#4868ae" style:font-name="CourierNewPS-BoldMT" fo:font-size="10pt" fo:font-weight="bold" style:font-size-asian="10pt" style:font-weight-asian="bold" style:font-size-complex="8pt"/>
    </style:style>
    <style:style style:name="T60" style:family="text">
      <style:text-properties fo:color="#4868ae" style:font-name="CourierNewPS-BoldMT" fo:font-size="10pt" style:font-size-asian="10pt"/>
    </style:style>
    <style:style style:name="T61" style:family="text">
      <style:text-properties fo:color="#4868ae" style:font-name="CourierNewPS-BoldMT"/>
    </style:style>
    <style:style style:name="T62" style:family="text">
      <style:text-properties fo:color="#4868ae" style:font-name="CourierNewPS-BoldMT" fo:font-weight="bold" style:font-weight-asian="bold"/>
    </style:style>
    <style:style style:name="T63" style:family="text">
      <style:text-properties fo:color="#4868ae" style:font-name="CourierNewPS-BoldMT" fo:font-size="8pt" fo:font-weight="bold" style:font-size-asian="8pt" style:font-weight-asian="bold" style:font-size-complex="8pt"/>
    </style:style>
    <style:style style:name="T64" style:family="text">
      <style:text-properties fo:color="#4868ae" style:font-name="CourierNewPS-BoldMT" fo:font-size="8pt" style:font-size-asian="8pt" style:font-size-complex="8pt"/>
    </style:style>
    <style:style style:name="T65" style:family="text">
      <style:text-properties fo:color="#4868ae" style:font-name="CourierNewPS-BoldMT1" fo:font-size="8pt" style:text-underline-style="none" fo:font-weight="bold" officeooo:rsid="00038970" style:font-size-asian="8pt" style:font-weight-asian="bold" style:font-size-complex="8pt" style:font-weight-complex="normal"/>
    </style:style>
    <style:style style:name="T66" style:family="text">
      <style:text-properties fo:color="#4868ae" style:font-name="CourierNewPS-BoldMT1" fo:font-size="8pt" style:text-underline-style="none" fo:font-weight="bold" officeooo:rsid="00040892" style:font-size-asian="8pt" style:font-weight-asian="bold" style:font-size-complex="8pt" style:font-weight-complex="normal"/>
    </style:style>
    <style:style style:name="T67" style:family="text">
      <style:text-properties style:font-name="CourierNewPSMT" fo:font-size="10pt" style:font-size-asian="10pt"/>
    </style:style>
    <style:style style:name="T68" style:family="text">
      <style:text-properties style:font-name="CourierNewPSMT"/>
    </style:style>
    <style:style style:name="T69" style:family="text">
      <style:text-properties style:font-name="CourierNewPSMT" fo:font-size="8pt" style:font-size-asian="8pt" style:font-size-complex="8pt"/>
    </style:style>
    <style:style style:name="T70" style:family="text">
      <style:text-properties fo:color="#caccc4" style:font-name="TimesNewRomanPS-BoldMT" fo:font-size="15pt" fo:font-weight="bold" style:font-size-asian="15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LEMENTOS</text:p>
      <text:p text:style-name="P1"/>
      <text:p text:style-name="P18">Tipos</text:p>
      <text:p text:style-name="P17"/>
      <text:p text:style-name="P33"><text:span text:style-name="T51">EMPTY</text:span> El elemento no puede tener contenido.</text:p>
      <text:p text:style-name="P33"/>
      <text:p text:style-name="P34"><text:span text:style-name="T52">#PCDATA </text:span><text:span text:style-name="T11">E</text:span><text:span text:style-name="T11">l </text:span><text:span text:style-name="T11">elemento podrá contener texto literal. </text:span><text:span text:style-name="T13">Atención a</text:span></text:p>
      <text:p text:style-name="P34"><text:span text:style-name="T13"/></text:p>
      <text:p text:style-name="P36"><text:span text:style-name="T13"><text:tab/></text:span><text:span text:style-name="T55">&amp;lt; </text:span><text:span text:style-name="T24">El símbolo de menor (&lt;)</text:span></text:p>
      <text:p text:style-name="P26"><text:span text:style-name="T46"><text:tab/>&amp;gt; </text:span><text:span text:style-name="T9">El símbolo de mayor (&gt;)</text:span></text:p>
      <text:p text:style-name="P26"><text:span text:style-name="T46"><text:tab/>&amp;amp; </text:span><text:span text:style-name="T9">El ampersand: &amp;</text:span></text:p>
      <text:p text:style-name="P26"><text:span text:style-name="T46"><text:tab/>&amp;apos; </text:span><text:span text:style-name="T9">La comilla simple (‘)</text:span></text:p>
      <text:p text:style-name="P27"><text:span text:style-name="T48"><text:tab/>&amp;quot; </text:span><text:span text:style-name="T35">La comilla doble (“)</text:span></text:p>
      <text:p text:style-name="P33"/>
      <text:p text:style-name="P20">Cardinalidad</text:p>
      <text:p text:style-name="P17"/>
      <text:p text:style-name="P8"><text:span text:style-name="T47">? </text:span><text:span text:style-name="T10">Contenido opcional, puede aparecer (una sola vez) o no </text:span><text:span text:style-name="T9">aparecer.</text:span></text:p>
      <text:p text:style-name="P9"><text:span text:style-name="T46">* </text:span><text:span text:style-name="T9">Contenido opcional y repetible. Es decir puede no aparecer y puede incluso aparecer varias veces.</text:span></text:p>
      <text:p text:style-name="P8"><text:span text:style-name="T47">+ </text:span><text:span text:style-name="T10">Contenido obligatorio y repetible. Tiene </text:span><text:span text:style-name="T9">que aparecer e incluso puede aparecer varias veces.</text:span></text:p>
      <text:p text:style-name="P4"><text:span text:style-name="T9"/></text:p>
      <text:p text:style-name="P20"><text:span text:style-name="T9">C</text:span>ombinaciones</text:p>
      <text:p text:style-name="P4"><text:span text:style-name="T9"/></text:p>
      <text:p text:style-name="P4"><text:span text:style-name="T58"><text:tab/></text:span><text:span text:style-name="T63">&lt;!ELEMENT </text:span><text:span text:style-name="T6">coordenada </text:span><text:span text:style-name="T63">((</text:span><text:span text:style-name="T6">longitud</text:span><text:span text:style-name="T63">, </text:span><text:span text:style-name="T6">latitud</text:span><text:span text:style-name="T63">) | </text:span><text:span text:style-name="T6">coordUniversal</text:span><text:span text:style-name="T63">)&gt;</text:span></text:p>
      <text:p text:style-name="P7"><text:span text:style-name="T61"/></text:p>
      <text:p text:style-name="P14">ATRIBUTOS</text:p>
      <text:p text:style-name="P11"/>
      <text:p text:style-name="P19">Tipos</text:p>
      <text:p text:style-name="P12"/>
      <text:p text:style-name="P25"><text:span text:style-name="T57">CDATA </text:span><text:span text:style-name="T27">Sirve para indicar que el atributo contiene texto. </text:span><text:span text:style-name="T29">P</text:span><text:span text:style-name="T31">uede contener cualquier valor (incluidos símbolos </text:span><text:span text:style-name="T27">prohibidos en los #PCDATA como </text:span><text:span text:style-name="T57">&lt;</text:span><text:span text:style-name="T27">,</text:span><text:span text:style-name="T33"> </text:span><text:span text:style-name="T57">&gt;</text:span><text:span text:style-name="T27">,</text:span><text:span text:style-name="T33"> </text:span><text:span text:style-name="T57">&amp;</text:span><text:span text:style-name="T27">, etc ).</text:span></text:p>
      <text:p text:style-name="P25"><text:span text:style-name="T27"/></text:p>
      <text:p text:style-name="P25"><text:span text:style-name="T57">ID</text:span><text:span text:style-name="T29"> </text:span><text:span text:style-name="T27">Sirve para especificar que el atributo contendrá un identificador de elemento y que tiene un valor único.</text:span></text:p>
      <text:p text:style-name="P25"><text:span text:style-name="T27"/></text:p>
      <text:p text:style-name="P25"><text:span text:style-name="T57">IDREF</text:span><text:span text:style-name="T56"> </text:span><text:span text:style-name="T27">Contienen como valor el identificador de otro elemento. </text:span><text:span text:style-name="T32">Ej:</text:span></text:p>
      <text:p text:style-name="P23"><text:span text:style-name="T14"/></text:p>
      <text:p text:style-name="P23"><text:span text:style-name="T14"><text:tab/></text:span><text:span text:style-name="T65">&lt;directorio&gt;</text:span></text:p>
      <text:p text:style-name="P29"><text:span text:style-name="T62"><text:tab/><text:tab/>&lt;persona </text:span><text:span text:style-name="T38">id=</text:span><text:span text:style-name="T5">”p1”&gt;Pedro</text:span><text:span text:style-name="T62">&lt;/persona&gt;</text:span></text:p>
      <text:p text:style-name="P29"><text:span text:style-name="T62"><text:tab/><text:tab/>&lt;persona </text:span><text:span text:style-name="T38">id=</text:span><text:span text:style-name="T5">”p2”&gt;Marisa</text:span><text:span text:style-name="T62">&lt;/persona&gt;</text:span></text:p>
      <text:p text:style-name="P29"><text:span text:style-name="T62"><text:tab/><text:tab/>&lt;persona </text:span><text:span text:style-name="T38">id=</text:span><text:span text:style-name="T5">”p3” </text:span><text:span text:style-name="T38">madre=</text:span><text:span text:style-name="T5">”p2” </text:span><text:span text:style-name="T38">padre=</text:span><text:span text:style-name="T5">”p1”&gt;Carmen</text:span><text:span text:style-name="T62">&lt;/persona&gt;</text:span></text:p>
      <text:p text:style-name="P30"><text:span text:style-name="T62"><text:tab/>&lt;/directorio&gt;</text:span></text:p>
      <text:p text:style-name="P23"><text:span text:style-name="T14"/></text:p>
      <text:p text:style-name="P32"><text:span text:style-name="T49">IDREF</text:span><text:span text:style-name="T50">S</text:span><text:span text:style-name="T49"> </text:span><text:span text:style-name="T18">Igual que el anterior, solo que, en este caso, se permite indicar varias referencias. Ej:</text:span></text:p>
      <text:p text:style-name="P28"><text:span text:style-name="T14"/></text:p>
      <text:p text:style-name="P28"><text:span text:style-name="T14"><text:tab/></text:span><text:span text:style-name="T65">&lt;directorio&gt;</text:span></text:p>
      <text:p text:style-name="P29"><text:span text:style-name="T62"><text:tab/><text:tab/>&lt;persona </text:span><text:span text:style-name="T38">id=</text:span><text:span text:style-name="T5">”p1”&gt;Pedro</text:span><text:span text:style-name="T62">&lt;/persona&gt;</text:span></text:p>
      <text:p text:style-name="P29"><text:span text:style-name="T62"><text:tab/><text:tab/>&lt;persona </text:span><text:span text:style-name="T38">id=</text:span><text:span text:style-name="T5">”p2”&gt;Marisa</text:span><text:span text:style-name="T62">&lt;/persona&gt;</text:span></text:p>
      <text:p text:style-name="P29"><text:span text:style-name="T62"><text:tab/><text:tab/>&lt;persona </text:span><text:span text:style-name="T38">id=</text:span><text:span text:style-name="T5">”p3” </text:span><text:span text:style-name="T38">padres=</text:span><text:span text:style-name="T5">”p1 p2”&gt;Carmen</text:span><text:span text:style-name="T62">&lt;/persona&gt;</text:span></text:p>
      <text:p text:style-name="P31"><text:span text:style-name="T62"><text:tab/>&lt;/directorio&gt;</text:span></text:p>
      <text:p text:style-name="P16"/>
      <text:p text:style-name="P28"><text:span text:style-name="T53">NMTOKEN </text:span><text:span text:style-name="T23">Los atributos NMTOKEN contienen texto donde solo existirán letras, números y el símbolo _,</text:span></text:p>
      <text:p text:style-name="P28"><text:span text:style-name="T23"/></text:p>
      <text:p text:style-name="P23"><text:span text:style-name="T14"/></text:p>
      <text:p text:style-name="P37"><text:span text:style-name="T25">V</text:span><text:span text:style-name="T26">alores</text:span></text:p>
      <text:p text:style-name="P23"><text:span text:style-name="T14"/></text:p>
      <text:p text:style-name="P23"><text:span text:style-name="T14">-</text:span><text:span text:style-name="T22">&gt; Por defecto, ej:</text:span></text:p>
      <text:p text:style-name="P23"><text:span text:style-name="T16"/></text:p>
      <text:p text:style-name="P23"><text:soft-page-break/><text:span text:style-name="T16"><text:tab/></text:span><text:span text:style-name="T66">&lt;!ATTLIST </text:span><text:span text:style-name="T6">persona nacionalidad </text:span><text:span text:style-name="T39">CDATA </text:span><text:span text:style-name="T6">“Española”&gt;</text:span></text:p>
      <text:p text:style-name="P23"><text:span text:style-name="T16"/></text:p>
      <text:p text:style-name="P35"><text:span text:style-name="T21">-&gt; Fijos, ej:</text:span></text:p>
      <text:p text:style-name="P23"><text:span text:style-name="T16"/></text:p>
      <text:p text:style-name="P23"><text:span text:style-name="T16"><text:tab/></text:span><text:span text:style-name="T66">&lt;!ATTLIST </text:span><text:span text:style-name="T6">persona nacionalidad </text:span><text:span text:style-name="T39">CDATA #FIXED </text:span><text:span text:style-name="T6">“Española”&gt;</text:span></text:p>
      <text:p text:style-name="P23"><text:span text:style-name="T16"/></text:p>
      <text:p text:style-name="P35"><text:span text:style-name="T21">-&gt; Requeridos, ej:</text:span></text:p>
      <text:p text:style-name="P23"><text:span text:style-name="T16"/></text:p>
      <text:p text:style-name="P23"><text:span text:style-name="T16"><text:tab/></text:span><text:span text:style-name="T66">&lt;!ATTLIST </text:span><text:span text:style-name="T6">persona nacionalidad </text:span><text:span text:style-name="T39">CDATA #REQUIRED</text:span><text:span text:style-name="T63">&gt;</text:span></text:p>
      <text:p text:style-name="P23"><text:span text:style-name="T16"/></text:p>
      <text:p text:style-name="P23"><text:span text:style-name="T16">-</text:span><text:span text:style-name="T22">&gt; Opcionales, ej:</text:span></text:p>
      <text:p text:style-name="P23"><text:span text:style-name="T16"/></text:p>
      <text:p text:style-name="P5"><text:tab/><text:span text:style-name="T63">&lt;</text:span><text:span text:style-name="T66">!ATTLIST</text:span><text:span text:style-name="T43"> </text:span><text:span text:style-name="T6">persona nacionalidad</text:span><text:span text:style-name="T3"> </text:span><text:span text:style-name="T39">CDATA #IMPLIED</text:span><text:span text:style-name="T63">&gt;</text:span></text:p>
      <text:p text:style-name="P5"><text:span text:style-name="T63"/></text:p>
      <text:p text:style-name="P5"><text:span text:style-name="T63"/></text:p>
      <text:p text:style-name="P5"><text:span text:style-name="T63"/></text:p>
      <text:p text:style-name="P21">Declaración de varios atributos en la misma etiqueta</text:p>
      <text:p text:style-name="P6"><text:span text:style-name="T63"/></text:p>
      <text:p text:style-name="P6"><text:span text:style-name="T59"><text:tab/></text:span><text:span text:style-name="T63">!ATTLIST </text:span><text:span text:style-name="T6">persona nacionalidad </text:span><text:span text:style-name="T39">CDATA </text:span><text:span text:style-name="T6">“Española”</text:span></text:p>
      <text:p text:style-name="P29"><text:span text:style-name="T5"><text:tab/><text:tab/> <text:s/>sexo (Hombre | Mujer) </text:span><text:span text:style-name="T38">#IMPLIED</text:span></text:p>
      <text:p text:style-name="P10"><text:span text:style-name="T5"><text:tab/><text:tab/> <text:s/>id </text:span><text:span text:style-name="T38">ID #REQUIRED</text:span><text:span text:style-name="T5">&gt;</text:span></text:p>
      <text:p text:style-name="P6"><text:span text:style-name="T4"/></text:p>
      <text:p text:style-name="P6"><text:span text:style-name="T4"/></text:p>
      <text:p text:style-name="P15">ENTIDADES</text:p>
      <text:p text:style-name="P15"/>
      <text:p text:style-name="P22">Ej declaracion</text:p>
      <text:p text:style-name="P13"/>
      <text:p text:style-name="P15"><text:span text:style-name="T60"><text:tab/></text:span><text:span text:style-name="T64">&lt;!ENTITY </text:span><text:span text:style-name="T69">mayor </text:span><text:span text:style-name="T40">“Calle Mayor Principal” </text:span><text:span text:style-name="T69">&gt;</text:span></text:p>
      <text:p text:style-name="P22">Uso</text:p>
      <text:p text:style-name="P13"><text:tab/><text:span text:style-name="T60">&lt;dirección&gt;&amp;mayor; </text:span><text:span text:style-name="T67">18</text:span><text:span text:style-name="T60">&lt;/dirección&gt;</text:span></text:p>
      <text:p text:style-name="P15"/>
      <text:p text:style-name="P6"><text:span text:style-name="T4"/></text:p>
      <text:p text:style-name="P2"><text:span text:style-name="T70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ArialMT1" svg:font-family="ArialMT" style:font-adornments="Bold" style:font-family-generic="roman" style:font-pitch="variable"/>
    <style:font-face style:name="CourierNewPS-BoldMT" svg:font-family="CourierNewPS-BoldMT" style:font-family-generic="roman" style:font-pitch="variable"/>
    <style:font-face style:name="CourierNewPS-BoldMT1" svg:font-family="CourierNewPS-BoldMT" style:font-adornments="Bold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NewRomanPS-BoldMT" svg:font-family="TimesNewRomanPS-BoldMT" style:font-family-generic="roman" style:font-pitch="variable"/>
    <style:font-face style:name="TimesNewRomanPS-BoldMT1" svg:font-family="TimesNewRomanPS-BoldMT" style:font-adornments="Bold" style:font-family-generic="roman" style:font-pitch="variable"/>
    <style:font-face style:name="Wingdings-Regular" svg:font-family="Wingdings-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31T07:39:23.806000000</meta:creation-date>
    <dc:date>2022-03-31T08:21:08.757000000</dc:date>
    <meta:editing-duration>PT9M52S</meta:editing-duration>
    <meta:editing-cycles>1</meta:editing-cycles>
    <meta:document-statistic meta:table-count="0" meta:image-count="0" meta:object-count="0" meta:page-count="2" meta:paragraph-count="50" meta:word-count="267" meta:character-count="1962" meta:non-whitespace-character-count="1708"/>
    <meta:generator>LibreOffice/6.4.4.2$Windows_X86_64 LibreOffice_project/3d775be2011f3886db32dfd395a6a6d1ca2630ff</meta:generator>
  </office:meta>
</office:document-meta>
</file>